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94a" officeooo:paragraph-rsid="00177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u terminei cerca de 70 a 80% do projeto. Agora, eu preciso arrumar o sistema pra adicionar o cardápio, o valor e o horário do pedido. Depois dessas coisas, irei arrumar o método de pagamento e não deixarei ele mais oculto caso seja delivery (Um erro que me passou acidentalmente, nem pensei como ficaria caso fosse presencial a compra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02:28:58.484368000</meta:creation-date>
    <dc:date>2026-01-01T02:30:31.881386500</dc:date>
    <meta:editing-duration>PT1M33S</meta:editing-duration>
    <meta:editing-cycles>1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" meta:word-count="59" meta:character-count="336" meta:non-whitespace-character-count="278"/>
  </office:meta>
</office:document-meta>
</file>